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64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>
            <text:p>Control 1</text:p>
          </table:table-cell>
          <table:table-cell office:value-type="string">
            <text:p>Control 2</text:p>
          </table:table-cell>
          <table:table-cell/>
          <table:table-cell office:value-type="string">
            <text:p>Control 1 (ordenat)</text:p>
          </table:table-cell>
          <table:table-cell office:value-type="string">
            <text:p>Control 2 (ordenat)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float" office:value="8.3">
            <text:p>8,3</text:p>
          </table:table-cell>
          <table:table-cell office:value-type="float" office:value="6">
            <text:p>6</text:p>
          </table:table-cell>
          <table:table-cell/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/>
          <table:table-cell office:value-type="float" office:value="4.1">
            <text:p>4,1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2">
          <table:table-cell/>
          <table:table-cell office:value-type="float" office:value="3.7">
            <text:p>3,7</text:p>
          </table:table-cell>
          <table:table-cell office:value-type="float" office:value="0.5">
            <text:p>0,5</text:p>
          </table:table-cell>
          <table:table-cell/>
          <table:table-cell office:value-type="float" office:value="4.2">
            <text:p>4,2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2">
          <table:table-cell/>
          <table:table-cell office:value-type="float" office:value="7.9">
            <text:p>7,9</text:p>
          </table:table-cell>
          <table:table-cell office:value-type="float" office:value="5">
            <text:p>5</text:p>
          </table:table-cell>
          <table:table-cell/>
          <table:table-cell office:value-type="float" office:value="4.9">
            <text:p>4,9</text:p>
          </table:table-cell>
          <table:table-cell office:value-type="float" office:value="2.5">
            <text:p>2,5</text:p>
          </table:table-cell>
          <table:table-cell table:number-columns-repeated="3"/>
        </table:table-row>
        <table:table-row table:style-name="ro2">
          <table:table-cell/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/>
          <table:table-cell office:value-type="float" office:value="5.7">
            <text:p>5,7</text:p>
          </table:table-cell>
          <table:table-cell office:value-type="float" office:value="3">
            <text:p>3</text:p>
          </table:table-cell>
          <table:table-cell table:number-columns-repeated="2"/>
          <table:table-cell>
            <draw:frame table:end-cell-address="Hoja1.P27" table:end-x="0.294cm" table:end-y="0.133cm" draw:z-index="0" draw:style-name="gr1" svg:width="15.999cm" svg:height="9cm" svg:x="0.102cm" svg:y="0.1cm">
              <draw:object draw:notify-on-update-of-ranges="Hoja1.B1:Hoja1.B1 Hoja1.B2:Hoja1.B21 Hoja1.C1:Hoja1.C1 Hoja1.C2:Hoja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9.2">
            <text:p>9,2</text:p>
          </table:table-cell>
          <table:table-cell/>
          <table:table-cell office:value-type="float" office:value="5.9">
            <text:p>5,9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7">
            <text:p>9,7</text:p>
          </table:table-cell>
          <table:table-cell office:value-type="float" office:value="2.5">
            <text:p>2,5</text:p>
          </table:table-cell>
          <table:table-cell/>
          <table:table-cell office:value-type="float" office:value="6.7">
            <text:p>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/>
          <table:table-cell office:value-type="float" office:value="7">
            <text:p>7</text:p>
          </table:table-cell>
          <table:table-cell office:value-type="float" office:value="4.2">
            <text:p>4,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.9">
            <text:p>5,9</text:p>
          </table:table-cell>
          <table:table-cell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/>
          <table:table-cell office:value-type="float" office:value="7.4">
            <text:p>7,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/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9.4">
            <text:p>9,4</text:p>
          </table:table-cell>
          <table:table-cell office:value-type="float" office:value="6">
            <text:p>6</text:p>
          </table:table-cell>
          <table:table-cell/>
          <table:table-cell office:value-type="float" office:value="8.2">
            <text:p>8,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9">
            <text:p>9</text:p>
          </table:table-cell>
          <table:table-cell/>
          <table:table-cell table:style-name="ce1" office:value-type="float" office:value="8.3">
            <text:p>8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float" office:value="7.1">
            <text:p>7,1</text:p>
          </table:table-cell>
          <table:table-cell office:value-type="float" office:value="1.5">
            <text:p>1,5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float" office:value="5.7">
            <text:p>5,7</text:p>
          </table:table-cell>
          <table:table-cell office:value-type="float" office:value="3.5">
            <text:p>3,5</text:p>
          </table:table-cell>
          <table:table-cell/>
          <table:table-cell office:value-type="float" office:value="9.4">
            <text:p>9,4</text:p>
          </table:table-cell>
          <table:table-cell office:value-type="float" office:value="8.5">
            <text:p>8,5</text:p>
          </table:table-cell>
          <table:table-cell table:number-columns-repeated="3"/>
        </table:table-row>
        <table:table-row table:style-name="ro2">
          <table:table-cell/>
          <table:table-cell office:value-type="float" office:value="4.2">
            <text:p>4,2</text:p>
          </table:table-cell>
          <table:table-cell office:value-type="float" office:value="7">
            <text:p>7</text:p>
          </table:table-cell>
          <table:table-cell/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.2">
            <text:p>4,2</text:p>
          </table:table-cell>
          <table:table-cell/>
          <table:table-cell office:value-type="float" office:value="9.7">
            <text:p>9,7</text:p>
          </table:table-cell>
          <table:table-cell office:value-type="float" office:value="9.2">
            <text:p>9,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.9">
            <text:p>4,9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table:number-columns-repeated="3"/>
        </table:table-row>
        <table:table-row table:style-name="ro2">
          <table:table-cell/>
          <table:table-cell office:value-type="float" office:value="8.2">
            <text:p>8,2</text:p>
          </table:table-cell>
          <table:table-cell office:value-type="float" office:value="8.5">
            <text:p>8,5</text:p>
          </table:table-cell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mitjana</text:p>
          </table:table-cell>
          <table:table-cell table:formula="of:=AVERAGE([.B2:.B21])" office:value-type="float" office:value="7.385">
            <text:p>7,385</text:p>
          </table:table-cell>
          <table:table-cell table:formula="of:=AVERAGE([.C2:.C21])" office:value-type="float" office:value="5.415">
            <text:p>5,415</text:p>
          </table:table-cell>
          <table:table-cell table:number-columns-repeated="6"/>
        </table:table-row>
        <table:table-row table:style-name="ro2">
          <table:table-cell office:value-type="string">
            <text:p>variància</text:p>
          </table:table-cell>
          <table:table-cell table:formula="of:=VARP([.B2:.B21])" office:value-type="float" office:value="4.049275">
            <text:p>4,049275</text:p>
          </table:table-cell>
          <table:table-cell table:formula="of:=VARP([.C2:.C21])" office:value-type="float" office:value="8.613275">
            <text:p>8,613275</text:p>
          </table:table-cell>
          <table:table-cell table:number-columns-repeated="6"/>
        </table:table-row>
        <table:table-row table:style-name="ro2">
          <table:table-cell office:value-type="string">
            <text:p>desv tip</text:p>
          </table:table-cell>
          <table:table-cell table:formula="of:=SQRT([.B24])" office:value-type="float" office:value="2.01228104398963">
            <text:p>2,012281044</text:p>
          </table:table-cell>
          <table:table-cell table:formula="of:=SQRT([.C24])" office:value-type="float" office:value="2.93483815567401">
            <text:p>2,934838155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ovar</text:p>
          </table:table-cell>
          <table:table-cell table:formula="of:=COVAR([.B2:.B21];[.C2:.C21])" office:value-type="float" office:value="3.070225">
            <text:p>3,070225</text:p>
          </table:table-cell>
          <table:table-cell table:number-columns-repeated="7"/>
        </table:table-row>
        <table:table-row table:style-name="ro2">
          <table:table-cell office:value-type="string">
            <text:p>r</text:p>
          </table:table-cell>
          <table:table-cell table:formula="of:=[.B27]/([.B25]*[.C25])" office:value-type="float" office:value="0.519873177566842">
            <text:p>0,5198731776</text:p>
          </table:table-cell>
          <table:table-cell table:number-columns-repeated="7"/>
        </table:table-row>
        <table:table-row table:style-name="ro2">
          <table:table-cell office:value-type="string">
            <text:p>r^2</text:p>
          </table:table-cell>
          <table:table-cell table:formula="of:=[.B28]^2" office:value-type="float" office:value="0.270268120753445">
            <text:p>0,2702681208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>
            <text:p>P1 Antonio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nij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A37:.C37])"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A38:.C38])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A39:.C39])"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formula="of:=SUM([.A37:.A39])" office:value-type="float" office:value="40">
            <text:p>40</text:p>
          </table:table-cell>
          <table:table-cell table:formula="of:=SUM([.B37:.B39])" office:value-type="float" office:value="10">
            <text:p>10</text:p>
          </table:table-cell>
          <table:table-cell table:formula="of:=SUM([.C37:.C39])" office:value-type="float" office:value="40">
            <text:p>40</text:p>
          </table:table-cell>
          <table:table-cell table:formula="of:=SUM([.A37:.C39])" office:value-type="float" office:value="90">
            <text:p>90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eij</text:p>
          </table:table-cell>
          <table:table-cell table:number-columns-repeated="8"/>
        </table:table-row>
        <table:table-row table:style-name="ro2">
          <table:table-cell table:formula="of:=[.A$40]*[.$D37]/[.$D$40]" office:value-type="float" office:value="8.88888888888889">
            <text:p>8,8888888889</text:p>
          </table:table-cell>
          <table:table-cell table:formula="of:=[.B$40]*[.$D37]/[.$D$40]" office:value-type="float" office:value="2.22222222222222">
            <text:p>2,2222222222</text:p>
          </table:table-cell>
          <table:table-cell table:formula="of:=[.C$40]*[.$D37]/[.$D$40]" office:value-type="float" office:value="8.88888888888889">
            <text:p>8,8888888889</text:p>
          </table:table-cell>
          <table:table-cell table:number-columns-repeated="6"/>
        </table:table-row>
        <table:table-row table:style-name="ro2">
          <table:table-cell table:formula="of:=[.A$40]*[.$D38]/[.$D$40]" office:value-type="float" office:value="22.2222222222222">
            <text:p>22,2222222222</text:p>
          </table:table-cell>
          <table:table-cell table:formula="of:=[.B$40]*[.$D38]/[.$D$40]" office:value-type="float" office:value="5.55555555555556">
            <text:p>5,5555555556</text:p>
          </table:table-cell>
          <table:table-cell table:formula="of:=[.C$40]*[.$D38]/[.$D$40]" office:value-type="float" office:value="22.2222222222222">
            <text:p>22,2222222222</text:p>
          </table:table-cell>
          <table:table-cell table:number-columns-repeated="6"/>
        </table:table-row>
        <table:table-row table:style-name="ro2">
          <table:table-cell table:formula="of:=[.A$40]*[.$D39]/[.$D$40]" office:value-type="float" office:value="8.88888888888889">
            <text:p>8,8888888889</text:p>
          </table:table-cell>
          <table:table-cell table:formula="of:=[.B$40]*[.$D39]/[.$D$40]" office:value-type="float" office:value="2.22222222222222">
            <text:p>2,2222222222</text:p>
          </table:table-cell>
          <table:table-cell table:formula="of:=[.C$40]*[.$D39]/[.$D$40]" office:value-type="float" office:value="8.88888888888889">
            <text:p>8,888888888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(nij-eij)^2/eij</text:p>
          </table:table-cell>
          <table:table-cell table:number-columns-repeated="8"/>
        </table:table-row>
        <table:table-row table:style-name="ro2">
          <table:table-cell table:formula="of:=([.A37]-[.A43])^2/[.A43]" office:value-type="float" office:value="0.088888888888889">
            <text:p>0,0888888889</text:p>
          </table:table-cell>
          <table:table-cell table:formula="of:=([.B37]-[.B43])^2/[.B43]" office:value-type="float" office:value="0.0222222222222222">
            <text:p>0,0222222222</text:p>
          </table:table-cell>
          <table:table-cell table:formula="of:=([.C37]-[.C43])^2/[.C43]" office:value-type="float" office:value="0.138888888888889">
            <text:p>0,1388888889</text:p>
          </table:table-cell>
          <table:table-cell table:number-columns-repeated="6"/>
        </table:table-row>
        <table:table-row table:style-name="ro2">
          <table:table-cell table:formula="of:=([.A38]-[.A44])^2/[.A44]" office:value-type="float" office:value="0.222222222222222">
            <text:p>0,2222222222</text:p>
          </table:table-cell>
          <table:table-cell table:formula="of:=([.B38]-[.B44])^2/[.B44]" office:value-type="float" office:value="0.0555555555555555">
            <text:p>0,0555555556</text:p>
          </table:table-cell>
          <table:table-cell table:formula="of:=([.C38]-[.C44])^2/[.C44]" office:value-type="float" office:value="0.347222222222222">
            <text:p>0,3472222222</text:p>
          </table:table-cell>
          <table:table-cell table:number-columns-repeated="6"/>
        </table:table-row>
        <table:table-row table:style-name="ro2">
          <table:table-cell table:formula="of:=([.A39]-[.A45])^2/[.A45]" office:value-type="float" office:value="1.08888888888889">
            <text:p>1,0888888889</text:p>
          </table:table-cell>
          <table:table-cell table:formula="of:=([.B39]-[.B45])^2/[.B45]" office:value-type="float" office:value="0.272222222222222">
            <text:p>0,2722222222</text:p>
          </table:table-cell>
          <table:table-cell table:formula="of:=([.C39]-[.C45])^2/[.C45]" office:value-type="float" office:value="1.70138888888889">
            <text:p>1,7013888889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hi^2</text:p>
          </table:table-cell>
          <table:table-cell table:number-columns-repeated="8"/>
        </table:table-row>
        <table:table-row table:style-name="ro2">
          <table:table-cell table:formula="of:=SUM([.A48:.C50])" office:value-type="float" office:value="3.9375">
            <text:p>3,9375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C</text:p>
          </table:table-cell>
          <table:table-cell table:number-columns-repeated="8"/>
        </table:table-row>
        <table:table-row table:style-name="ro2">
          <table:table-cell table:formula="of:=SQRT([.A53]/([.D40]+[.A53]))" office:value-type="float" office:value="0.204734383200943">
            <text:p>0,2047343832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F2:Hoja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13/06/2012</text:date>, <text:time>15:4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6-13T14:43:50</meta:creation-date>
    <dc:date>2012-06-13T15:46:03</dc:date>
    <dc:creator>José Luis Lisani</dc:creator>
    <meta:editing-duration>PT23M40S</meta:editing-duration>
    <meta:editing-cycles>4</meta:editing-cycles>
    <meta:generator>OpenOffice.org/3.3$Unix OpenOffice.org_project/330m20$Build-9567</meta:generator>
    <meta:document-statistic meta:table-count="3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54cm" xlink:href=".." xlink:type="simple" chart:class="chart:scatter" chart:style-name="ch1">
        <chart:plot-area chart:style-name="ch2" table:cell-range-address="Hoja1.B1:Hoja1.C21" chart:data-source-has-labels="row" svg:x="1.335cm" svg:y="0.859cm" svg:width="14.025cm" svg:height="7.029cm">
          <chartooo:coordinate-region svg:x="1.984cm" svg:y="1.059cm" svg:width="13.187cm" svg:height="6.18cm"/>
          <chart:axis chart:dimension="x" chart:name="primary-x" chart:style-name="ch3">
            <chart:title svg:x="7.642cm" svg:y="8.069cm" chart:style-name="ch4">
              <text:p>Control 1</text:p>
            </chart:title>
            <chart:grid chart:style-name="ch5" chart:class="major"/>
          </chart:axis>
          <chart:axis chart:dimension="y" chart:name="primary-y" chart:style-name="ch3">
            <chart:title svg:x="0.451cm" svg:y="5.078cm" chart:style-name="ch6">
              <text:p>Control 2</text:p>
            </chart:title>
            <chart:grid chart:style-name="ch5" chart:class="major"/>
          </chart:axis>
          <chart:series chart:style-name="ch7" chart:values-cell-range-address="Hoja1.C2:Hoja1.C21" chart:label-cell-address="Hoja1.C1:Hoja1.C1" chart:class="chart:scatter">
            <chart:domain table:cell-range-address="Hoja1.B2:Hoja1.B21"/>
            <chart:regression-curve chart:style-name="ch8">
              <chart:equation chart:display-r-square="true" svg:x="1.984cm" svg:y="1.125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ntrol 2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">
                <text:p>8.3</text:p>
                <draw:g>
                  <svg:desc>Hoja1.B2:Hoja1.B21</svg:desc>
                </draw:g>
              </table:table-cell>
              <table:table-cell office:value-type="float" office:value="6">
                <text:p>6</text:p>
                <draw:g>
                  <svg:desc>Hoja1.C2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">
                <text:p>9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">
                <text:p>5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">
                <text:p>4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">
                <text:p>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">
                <text:p>4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